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9132" officeooo:paragraph-rsid="00099132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ssignment 7 Part A</text:span></text:p>
      <text:p text:style-name="Standard"><text:span text:style-name="T2"/></text:p>
      <text:p text:style-name="Standard"><text:span text:style-name="T2">jayanth@jayanth-Inspiron-15-3525</text:span>:/Devops/Assignment07$ git clone https://github.com/LuckyJayanth/ninja.git</text:p>
      <text:p text:style-name="Standard">Cloning into 'ninja'...</text:p>
      <text:p text:style-name="Standard">remote: Enumerating objects: 3, done.</text:p>
      <text:p text:style-name="Standard">remote: Counting objects: 100% (3/3), done.</text:p>
      <text:p text:style-name="Standard">remote: Total 3 (delta 0), reused 0 (delta 0), pack-reused 0</text:p>
      <text:p text:style-name="Standard">Receiving objects: 100% (3/3), done.</text:p>
      <text:p text:style-name="Standard"><text:span text:style-name="T2">jayanth@jayanth-Inspiron-15-3525</text:span>:/Devops/Assignment07$ ls</text:p>
      <text:p text:style-name="Standard">gitBranches.sh <text:s/>gitTags.sh <text:s/>ninja</text:p>
      <text:p text:style-name="Standard"><text:span text:style-name="T2">jayanth@jayanth-Inspiron-15-3525</text:span>:/Devops/Assignment07$ cd ninj</text:p>
      <text:p text:style-name="Standard">bash: cd: ninj: No such file or directory</text:p>
      <text:p text:style-name="Standard"><text:span text:style-name="T2">jayanth@jayanth-Inspiron-15-3525</text:span>:/Devops/Assignment07$ cd ninja/</text:p>
      <text:p text:style-name="Standard"><text:span text:style-name="T2">jayanth@jayanth-Inspiron-15-3525</text:span>:/Devops/Assignment07/ninja$ ls</text:p>
      <text:p text:style-name="Standard">README.md</text:p>
      <text:p text:style-name="Standard"><text:span text:style-name="T2">jayanth@jayanth-Inspiron-15-3525</text:span>:/Devops/Assignment07/ninja$ git add README.md </text:p>
      <text:p text:style-name="Standard"><text:span text:style-name="T2">jayanth@jayanth-Inspiron-15-3525</text:span>:/Devops/Assignment07/ninja$ git commit -m "my first commit"</text:p>
      <text:p text:style-name="Standard">On branch main</text:p>
      <text:p text:style-name="Standard">Your branch is up to date with 'origin/main'.</text:p>
      <text:p text:style-name="Standard"/>
      <text:p text:style-name="Standard">nothing to commit, working tree clean</text:p>
      <text:p text:style-name="Standard"><text:span text:style-name="T2">jayanth@jayanth-Inspiron-15-3525</text:span>:/Devops/Assignment07/ninja$ git branch</text:p>
      <text:p text:style-name="Standard">* main</text:p>
      <text:p text:style-name="Standard"><text:span text:style-name="T2">jayanth@jayanth-Inspiron-15-3525</text:span>:/Devops/Assignment07/ninja$ ls</text:p>
      <text:p text:style-name="Standard">README.md</text:p>
      <text:p text:style-name="Standard"><text:span text:style-name="T2">jayanth@jayanth-Inspiron-15-3525</text:span>:/Devops/Assignment07/ninja$ vi README.md </text:p>
      <text:p text:style-name="Standard"><text:span text:style-name="T2">jayanth@jayanth-Inspiron-15-3525</text:span>:/Devops/Assignment07/ninja$ git add README.md </text:p>
      <text:p text:style-name="Standard"><text:span text:style-name="T2">jayanth@jayanth-Inspiron-15-3525</text:span>:/Devops/Assignment07/ninja$ git commit -m "my first commit"</text:p>
      <text:p text:style-name="Standard">[main f33fc63] my first commit</text:p>
      <text:p text:style-name="Standard"><text:s/>1 file changed, 1 insertion(+), 1 deletion(-)</text:p>
      <text:p text:style-name="Standard"><text:span text:style-name="T2">jayanth@jayanth-Inspiron-15-3525</text:span>:/Devops/Assignment07/ninja$ git log</text:p>
      <text:p text:style-name="Standard">commit f33fc634ff86344172dc04de93441aab8d00d38d (HEAD -&gt; main)</text:p>
      <text:p text:style-name="Standard">Author: jayanth &lt;jayanth@gmail.com&gt;</text:p>
      <text:p text:style-name="Standard">Date: <text:s text:c="2"/>Mon Dec 18 15:04:40 2023 +0530</text:p>
      <text:p text:style-name="Standard"/>
      <text:p text:style-name="Standard"><text:s text:c="4"/>my first commit</text:p>
      <text:p text:style-name="Standard"/>
      <text:p text:style-name="Standard">commit 9648aa3a4dd4c25d4c80c308fa57d8e8225cc72b (origin/main, origin/HEAD)</text:p>
      <text:p text:style-name="Standard">Author: LuckyJayanth &lt;153024353+LuckyJayanth@users.noreply.github.com&gt;</text:p>
      <text:p text:style-name="Standard">Date: <text:s text:c="2"/>Mon Dec 18 14:57:24 2023 +0530</text:p>
      <text:p text:style-name="Standard"/>
      <text:p text:style-name="Standard"><text:s text:c="4"/>Initial commit</text:p>
      <text:p text:style-name="Standard"><text:span text:style-name="T2">jayanth@jayanth-Inspiron-15-3525</text:span>:/Devops/Assignment07/ninja$ git checkout -b ninja</text:p>
      <text:p text:style-name="Standard">Switched to a new branch 'ninja'</text:p>
      <text:p text:style-name="Standard"><text:span text:style-name="T2">jayanth@jayanth-Inspiron-15-3525</text:span>:/Devops/Assignment07/ninja$ git status</text:p>
      <text:p text:style-name="Standard">On branch ninja</text:p>
      <text:p text:style-name="Standard">nothing to commit, working tree clean</text:p>
      <text:p text:style-name="Standard"><text:span text:style-name="T2">jayanth@jayanth-Inspiron-15-3525</text:span>:/Devops/Assignment07/ninja$ ls</text:p>
      <text:p text:style-name="Standard">README.md</text:p>
      <text:p text:style-name="Standard"><text:span text:style-name="T2">jayanth@jayanth-Inspiron-15-3525</text:span>:/Devops/Assignment07/ninja$ vi README.md </text:p>
      <text:p text:style-name="Standard"><text:span text:style-name="T2">jayanth@jayanth-Inspiron-15-3525</text:span>:/Devops/Assignment07/ninja$ git add README.md </text:p>
      <text:p text:style-name="Standard"><text:soft-page-break/><text:span text:style-name="T2">jayanth@jayanth-Inspiron-15-3525</text:span>:/Devops/Assignment07/ninja$ git commit -m "my first commit in ninja branch"</text:p>
      <text:p text:style-name="Standard">[ninja 3af03a9] my first commit in ninja branch</text:p>
      <text:p text:style-name="Standard"><text:s/>1 file changed, 1 insertion(+)</text:p>
      <text:p text:style-name="Standard"><text:span text:style-name="T2">jayanth@jayanth-Inspiron-15-3525</text:span>:/Devops/Assignment07/ninja$ git status</text:p>
      <text:p text:style-name="Standard">On branch ninja</text:p>
      <text:p text:style-name="Standard">nothing to commit, working tree clean</text:p>
      <text:p text:style-name="Standard"><text:span text:style-name="T2">jayanth@jayanth-Inspiron-15-3525</text:span>:/Devops/Assignment07/ninja$ git log</text:p>
      <text:p text:style-name="Standard">commit 3af03a9d044342d9317764df5eaf51cabcc4e389 (HEAD -&gt; ninja)</text:p>
      <text:p text:style-name="Standard">Author: jayanth &lt;jayanth@gmail.com&gt;</text:p>
      <text:p text:style-name="Standard">Date: <text:s text:c="2"/>Mon Dec 18 15:08:02 2023 +0530</text:p>
      <text:p text:style-name="Standard"/>
      <text:p text:style-name="Standard"><text:s text:c="4"/>my first commit in ninja branch</text:p>
      <text:p text:style-name="Standard"/>
      <text:p text:style-name="Standard">commit f33fc634ff86344172dc04de93441aab8d00d38d (main)</text:p>
      <text:p text:style-name="Standard">Author: jayanth &lt;jayanth@gmail.com&gt;</text:p>
      <text:p text:style-name="Standard">Date: <text:s text:c="2"/>Mon Dec 18 15:04:40 2023 +0530</text:p>
      <text:p text:style-name="Standard"/>
      <text:p text:style-name="Standard"><text:s text:c="4"/>my first commit</text:p>
      <text:p text:style-name="Standard"/>
      <text:p text:style-name="Standard">commit 9648aa3a4dd4c25d4c80c308fa57d8e8225cc72b (origin/main, origin/HEAD)</text:p>
      <text:p text:style-name="Standard">Author: LuckyJayanth &lt;153024353+LuckyJayanth@users.noreply.github.com&gt;</text:p>
      <text:p text:style-name="Standard">Date: <text:s text:c="2"/>Mon Dec 18 14:57:24 2023 +0530</text:p>
      <text:p text:style-name="Standard"/>
      <text:p text:style-name="Standard"><text:s text:c="4"/>Initial commit</text:p>
      <text:p text:style-name="Standard"><text:span text:style-name="T2">jayanth@jayanth-Inspiron-15-3525</text:span>:/Devops/Assignment07/ninja$ git checkout main</text:p>
      <text:p text:style-name="Standard">Switched to branch 'main'</text:p>
      <text:p text:style-name="Standard">Your branch is ahead of 'origin/main' by 1 commit.</text:p>
      <text:p text:style-name="Standard"><text:s text:c="2"/>(use "git push" to publish your local commits)</text:p>
      <text:p text:style-name="Standard"><text:span text:style-name="T2">jayanth@jayanth-Inspiron-15-3525</text:span>:/Devops/Assignment07/ninja$ git branch</text:p>
      <text:p text:style-name="Standard">* main</text:p>
      <text:p text:style-name="Standard"><text:s text:c="2"/>ninja</text:p>
      <text:p text:style-name="Standard"><text:span text:style-name="T2">jayanth@jayanth-Inspiron-15-3525</text:span>:/Devops/Assignment07/ninja$ git merge ninja</text:p>
      <text:p text:style-name="Standard">Updating f33fc63..3af03a9</text:p>
      <text:p text:style-name="Standard">Fast-forward</text:p>
      <text:p text:style-name="Standard"><text:s/>README.md | 1 +</text:p>
      <text:p text:style-name="Standard"><text:s/>1 file changed, 1 insertion(+)</text:p>
      <text:p text:style-name="Standard"><text:span text:style-name="T2">jayanth@jayanth-Inspiron-15-3525</text:span>:/Devops/Assignment07/ninja$ git log --all --graph --oneline</text:p>
      <text:p text:style-name="Standard">* 3af03a9 (HEAD -&gt; main, ninja) my first commit in ninja branch</text:p>
      <text:p text:style-name="Standard">* f33fc63 my first commit</text:p>
      <text:p text:style-name="Standard">* 9648aa3 (origin/main, origin/HEAD) Initial commit</text:p>
      <text:p text:style-name="Standard"><text:span text:style-name="T2">jayanth@jayanth-Inspiron-15-3525</text:span>:/Devops/Assignment07/ninja$ git log --graph --oneline</text:p>
      <text:p text:style-name="Standard">* 3af03a9 (HEAD -&gt; main, ninja) my first commit in ninja branch</text:p>
      <text:p text:style-name="Standard">* f33fc63 my first commit</text:p>
      <text:p text:style-name="Standard">* 9648aa3 (origin/main, origin/HEAD) Initial commit</text:p>
      <text:p text:style-name="Standard"><text:span text:style-name="T2">jayanth@jayanth-Inspiron-15-3525</text:span>:/Devops/Assignment07/ninja$ git log --graph</text:p>
      <text:p text:style-name="Standard">* commit 3af03a9d044342d9317764df5eaf51cabcc4e389 (HEAD -&gt; main, ninja)</text:p>
      <text:p text:style-name="Standard">| Author: jayanth &lt;jayanth@gmail.com&gt;</text:p>
      <text:p text:style-name="Standard">| Date: <text:s text:c="2"/>Mon Dec 18 15:08:02 2023 +0530</text:p>
      <text:p text:style-name="Standard">| </text:p>
      <text:p text:style-name="Standard">| <text:s text:c="4"/>my first commit in ninja branch</text:p>
      <text:p text:style-name="Standard">| </text:p>
      <text:p text:style-name="Standard"><text:soft-page-break/>* commit f33fc634ff86344172dc04de93441aab8d00d38d</text:p>
      <text:p text:style-name="Standard">| Author: jayanth &lt;jayanth@gmail.com&gt;</text:p>
      <text:p text:style-name="Standard">| Date: <text:s text:c="2"/>Mon Dec 18 15:04:40 2023 +0530</text:p>
      <text:p text:style-name="Standard">| </text:p>
      <text:p text:style-name="Standard">| <text:s text:c="4"/>my first commit</text:p>
      <text:p text:style-name="Standard">| </text:p>
      <text:p text:style-name="Standard">* commit 9648aa3a4dd4c25d4c80c308fa57d8e8225cc72b (origin/main, origin/HEAD)</text:p>
      <text:p text:style-name="Standard"><text:s text:c="2"/>Author: LuckyJayanth &lt;153024353+LuckyJayanth@users.noreply.github.com&gt;</text:p>
      <text:p text:style-name="Standard"><text:s text:c="2"/>Date: <text:s text:c="2"/>Mon Dec 18 14:57:24 2023 +0530</text:p>
      <text:p text:style-name="Standard"><text:s text:c="2"/></text:p>
      <text:p text:style-name="Standard"><text:s text:c="6"/>Initial commit</text:p>
      <text:p text:style-name="Standard"><text:span text:style-name="T2">jayanth@jayanth-Inspiron-15-3525</text:span>:/Devops/Assignment07/ninja$ vi README.md </text:p>
      <text:p text:style-name="Standard"><text:span text:style-name="T2">jayanth@jayanth-Inspiron-15-3525</text:span>:/Devops/Assignment07/ninja$ git add README.md </text:p>
      <text:p text:style-name="Standard"><text:span text:style-name="T2">jayanth@jayanth-Inspiron-15-3525</text:span>:/Devops/Assignment07/ninja$ git commit -m "my second commit in main branch"</text:p>
      <text:p text:style-name="Standard">[main de068a0] my second commit in main branch</text:p>
      <text:p text:style-name="Standard"><text:s/>1 file changed, 1 insertion(+)</text:p>
      <text:p text:style-name="Standard"><text:span text:style-name="T2">jayanth@jayanth-Inspiron-15-3525</text:span>:/Devops/Assignment07/ninja$ git log</text:p>
      <text:p text:style-name="Standard">commit de068a0b4ff25b2eeff2d8163ad9d4b98f7cb800 (HEAD -&gt; main)</text:p>
      <text:p text:style-name="Standard">Author: jayanth &lt;jayanth@gmail.com&gt;</text:p>
      <text:p text:style-name="Standard">Date: <text:s text:c="2"/>Mon Dec 18 15:14:11 2023 +0530</text:p>
      <text:p text:style-name="Standard"/>
      <text:p text:style-name="Standard"><text:s text:c="4"/>my second commit in main branch</text:p>
      <text:p text:style-name="Standard"/>
      <text:p text:style-name="Standard">commit 3af03a9d044342d9317764df5eaf51cabcc4e389 (ninja)</text:p>
      <text:p text:style-name="Standard">Author: jayanth &lt;jayanth@gmail.com&gt;</text:p>
      <text:p text:style-name="Standard">Date: <text:s text:c="2"/>Mon Dec 18 15:08:02 2023 +0530</text:p>
      <text:p text:style-name="Standard"/>
      <text:p text:style-name="Standard"><text:s text:c="4"/>my first commit in ninja branch</text:p>
      <text:p text:style-name="Standard"/>
      <text:p text:style-name="Standard">commit f33fc634ff86344172dc04de93441aab8d00d38d</text:p>
      <text:p text:style-name="Standard">Author: jayanth &lt;jayanth@gmail.com&gt;</text:p>
      <text:p text:style-name="Standard">Date: <text:s text:c="2"/>Mon Dec 18 15:04:40 2023 +0530</text:p>
      <text:p text:style-name="Standard"/>
      <text:p text:style-name="Standard"><text:s text:c="4"/>my first commit</text:p>
      <text:p text:style-name="Standard"/>
      <text:p text:style-name="Standard">commit 9648aa3a4dd4c25d4c80c308fa57d8e8225cc72b (origin/main, origin/HEAD)</text:p>
      <text:p text:style-name="Standard">Author: LuckyJayanth &lt;153024353+LuckyJayanth@users.noreply.github.com&gt;</text:p>
      <text:p text:style-name="Standard">Date: <text:s text:c="2"/>Mon Dec 18 14:57:24 2023 +0530</text:p>
      <text:p text:style-name="Standard"/>
      <text:p text:style-name="Standard"><text:s text:c="4"/>Initial commit</text:p>
      <text:p text:style-name="Standard"><text:span text:style-name="T2">jayanth@jayanth-Inspiron-15-3525</text:span>:/Devops/Assignment07/ninja$ git checkout ninja </text:p>
      <text:p text:style-name="Standard">Switched to branch 'ninja'</text:p>
      <text:p text:style-name="Standard"><text:span text:style-name="T2">jayanth@jayanth-Inspiron-15-3525</text:span>:/Devops/Assignment07/ninja$ git branch</text:p>
      <text:p text:style-name="Standard"><text:s text:c="2"/>main</text:p>
      <text:p text:style-name="Standard">* ninja</text:p>
      <text:p text:style-name="Standard"><text:span text:style-name="T2">jayanth@jayanth-Inspiron-15-3525</text:span>:/Devops/Assignment07/ninja$ vim README.md </text:p>
      <text:p text:style-name="Standard"><text:span text:style-name="T2">jayanth@jayanth-Inspiron-15-3525</text:span>:/Devops/Assignment07/ninja$ git add README.md </text:p>
      <text:p text:style-name="Standard"><text:span text:style-name="T2">jayanth@jayanth-Inspiron-15-3525</text:span>:/Devops/Assignment07/ninja$ git commit -m "my second commit in ninja branch"</text:p>
      <text:p text:style-name="Standard">[ninja 6c03d8e] my second commit in ninja branch</text:p>
      <text:p text:style-name="Standard"><text:s/>1 file changed, 1 insertion(+)</text:p>
      <text:p text:style-name="Standard"><text:soft-page-break/><text:span text:style-name="T2">jayanth@jayanth-Inspiron-15-3525</text:span>:/Devops/Assignment07/ninja$ git log</text:p>
      <text:p text:style-name="Standard">commit 6c03d8e45b36ed20cd81fdf11ba51f00eb906de9 (HEAD -&gt; ninja)</text:p>
      <text:p text:style-name="Standard">Author: jayanth &lt;jayanth@gmail.com&gt;</text:p>
      <text:p text:style-name="Standard">Date: <text:s text:c="2"/>Mon Dec 18 15:16:48 2023 +0530</text:p>
      <text:p text:style-name="Standard"/>
      <text:p text:style-name="Standard"><text:s text:c="4"/>my second commit in ninja branch</text:p>
      <text:p text:style-name="Standard"/>
      <text:p text:style-name="Standard">commit 3af03a9d044342d9317764df5eaf51cabcc4e389</text:p>
      <text:p text:style-name="Standard">Author: jayanth &lt;jayanth@gmail.com&gt;</text:p>
      <text:p text:style-name="Standard">Date: <text:s text:c="2"/>Mon Dec 18 15:08:02 2023 +0530</text:p>
      <text:p text:style-name="Standard"/>
      <text:p text:style-name="Standard"><text:s text:c="4"/>my first commit in ninja branch</text:p>
      <text:p text:style-name="Standard"/>
      <text:p text:style-name="Standard">commit f33fc634ff86344172dc04de93441aab8d00d38d</text:p>
      <text:p text:style-name="Standard">Author: jayanth &lt;jayanth@gmail.com&gt;</text:p>
      <text:p text:style-name="Standard">Date: <text:s text:c="2"/>Mon Dec 18 15:04:40 2023 +0530</text:p>
      <text:p text:style-name="Standard"/>
      <text:p text:style-name="Standard"><text:s text:c="4"/>my first commit</text:p>
      <text:p text:style-name="Standard"/>
      <text:p text:style-name="Standard">commit 9648aa3a4dd4c25d4c80c308fa57d8e8225cc72b (origin/main, origin/HEAD)</text:p>
      <text:p text:style-name="Standard">Author: LuckyJayanth &lt;153024353+LuckyJayanth@users.noreply.github.com&gt;</text:p>
      <text:p text:style-name="Standard">Date: <text:s text:c="2"/>Mon Dec 18 14:57:24 2023 +0530</text:p>
      <text:p text:style-name="Standard"/>
      <text:p text:style-name="Standard"><text:s text:c="4"/>Initial commit</text:p>
      <text:p text:style-name="Standard"><text:span text:style-name="T2">jayanth@jayanth-Inspiron-15-3525</text:span>:/Devops/Assignment07/ninja$ git checkout main</text:p>
      <text:p text:style-name="Standard">Switched to branch 'main'</text:p>
      <text:p text:style-name="Standard">Your branch is ahead of 'origin/main' by 3 commits.</text:p>
      <text:p text:style-name="Standard"><text:s text:c="2"/>(use "git push" to publish your local commits)</text:p>
      <text:p text:style-name="Standard"><text:span text:style-name="T2">jayanth@jayanth-Inspiron-15-3525</text:span>:/Devops/Assignment07/ninja$ git status</text:p>
      <text:p text:style-name="Standard">On branch main</text:p>
      <text:p text:style-name="Standard">Your branch is ahead of 'origin/main' by 3 commits.</text:p>
      <text:p text:style-name="Standard"><text:s text:c="2"/>(use "git push" to publish your local commits)</text:p>
      <text:p text:style-name="Standard"/>
      <text:p text:style-name="Standard">nothing to commit, working tree clean</text:p>
      <text:p text:style-name="Standard"><text:span text:style-name="T2">jayanth@jayanth-Inspiron-15-3525</text:span>:/Devops/Assignment07/ninja$ git log</text:p>
      <text:p text:style-name="Standard">commit de068a0b4ff25b2eeff2d8163ad9d4b98f7cb800 (HEAD -&gt; main)</text:p>
      <text:p text:style-name="Standard">Author: jayanth &lt;jayanth@gmail.com&gt;</text:p>
      <text:p text:style-name="Standard">Date: <text:s text:c="2"/>Mon Dec 18 15:14:11 2023 +0530</text:p>
      <text:p text:style-name="Standard"/>
      <text:p text:style-name="Standard"><text:s text:c="4"/>my second commit in main branch</text:p>
      <text:p text:style-name="Standard"/>
      <text:p text:style-name="Standard">commit 3af03a9d044342d9317764df5eaf51cabcc4e389</text:p>
      <text:p text:style-name="Standard">Author: jayanth &lt;jayanth@gmail.com&gt;</text:p>
      <text:p text:style-name="Standard">Date: <text:s text:c="2"/>Mon Dec 18 15:08:02 2023 +0530</text:p>
      <text:p text:style-name="Standard"/>
      <text:p text:style-name="Standard"><text:s text:c="4"/>my first commit in ninja branch</text:p>
      <text:p text:style-name="Standard"/>
      <text:p text:style-name="Standard">commit f33fc634ff86344172dc04de93441aab8d00d38d</text:p>
      <text:p text:style-name="Standard">Author: jayanth &lt;jayanth@gmail.com&gt;</text:p>
      <text:p text:style-name="Standard">Date: <text:s text:c="2"/>Mon Dec 18 15:04:40 2023 +0530</text:p>
      <text:p text:style-name="Standard"/>
      <text:p text:style-name="Standard"><text:s text:c="4"/>my first commit</text:p>
      <text:p text:style-name="Standard"><text:soft-page-break/></text:p>
      <text:p text:style-name="Standard">commit 9648aa3a4dd4c25d4c80c308fa57d8e8225cc72b (origin/main, origin/HEAD)</text:p>
      <text:p text:style-name="Standard">Author: LuckyJayanth &lt;153024353+LuckyJayanth@users.noreply.github.com&gt;</text:p>
      <text:p text:style-name="Standard">Date: <text:s text:c="2"/>Mon Dec 18 14:57:24 2023 +0530</text:p>
      <text:p text:style-name="Standard"/>
      <text:p text:style-name="Standard"><text:s text:c="4"/>Initial commit</text:p>
      <text:p text:style-name="Standard"><text:span text:style-name="T2">jayanth@jayanth-Inspiron-15-3525</text:span>:/Devops/Assignment07/ninja$ git merge ninja</text:p>
      <text:p text:style-name="Standard">Auto-merging README.md</text:p>
      <text:p text:style-name="Standard">CONFLICT (content): Merge conflict in README.md</text:p>
      <text:p text:style-name="Standard">Automatic merge failed; fix conflicts and then commit the result.</text:p>
      <text:p text:style-name="Standard"><text:span text:style-name="T2">jayanth@jayanth-Inspiron-15-3525</text:span>:/Devops/Assignment07/ninja$ pwd</text:p>
      <text:p text:style-name="Standard">/Devops/Assignment07/ninja</text:p>
      <text:p text:style-name="Standard"><text:span text:style-name="T2">jayanth@jayanth-Inspiron-15-3525</text:span>:/Devops/Assignment07/ninja$ git checkout --ours /Devops/Assignment07/ninja/README.md</text:p>
      <text:p text:style-name="Standard">Updated 1 path from the index</text:p>
      <text:p text:style-name="Standard"><text:span text:style-name="T2">jayanth@jayanth-Inspiron-15-3525</text:span>:/Devops/Assignment07/ninja$ cat README.md </text:p>
      <text:p text:style-name="Standard">Trying fast forward merge</text:p>
      <text:p text:style-name="Standard">my line from ninja branch</text:p>
      <text:p text:style-name="Standard">Changes in master branch</text:p>
      <text:p text:style-name="Standard"><text:span text:style-name="T2">jayanth@jayanth-Inspiron-15-3525</text:span>:/Devops/Assignment07/ninja$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5:26:05.398294138</meta:creation-date>
    <dc:date>2023-12-19T00:23:09.563900531</dc:date>
    <meta:editing-duration>PT8H47M4S</meta:editing-duration>
    <meta:editing-cycles>1</meta:editing-cycles>
    <meta:document-statistic meta:table-count="0" meta:image-count="0" meta:object-count="0" meta:page-count="5" meta:paragraph-count="191" meta:word-count="865" meta:character-count="8849" meta:non-whitespace-character-count="8020"/>
    <meta:generator>LibreOffice/7.3.7.2$Linux_X86_64 LibreOffice_project/30$Build-2</meta:generator>
  </office:meta>
</office:document-meta>
</file>